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normal" style:text-underline-style="none" fo:font-weight="bold" officeooo:rsid="000e2c02" officeooo:paragraph-rsid="000e2c02" style:font-style-asian="normal" style:font-weight-asian="bold" style:font-style-complex="normal" style:font-weight-complex="bold"/>
    </style:style>
    <style:style style:name="P2" style:family="paragraph" style:parent-style-name="Standard">
      <style:text-properties fo:font-style="italic" fo:font-weight="normal" officeooo:rsid="000f85c4" officeooo:paragraph-rsid="000f85c4" style:font-style-asian="italic" style:font-weight-asian="normal" style:font-style-complex="italic" style:font-weight-complex="normal"/>
    </style:style>
    <style:style style:name="P3" style:family="paragraph" style:parent-style-name="Standard">
      <style:text-properties fo:font-style="italic" fo:font-weight="normal" officeooo:rsid="0010d2aa" officeooo:paragraph-rsid="0010d2aa" style:font-style-asian="italic" style:font-weight-asian="normal" style:font-style-complex="italic" style:font-weight-complex="normal"/>
    </style:style>
    <style:style style:name="P4" style:family="paragraph" style:parent-style-name="Standard">
      <style:text-properties fo:font-style="italic" fo:font-weight="normal" officeooo:rsid="001240a0" officeooo:paragraph-rsid="001240a0" style:font-style-asian="italic" style:font-weight-asian="normal" style:font-style-complex="italic" style:font-weight-complex="normal"/>
    </style:style>
    <style:style style:name="P5" style:family="paragraph" style:parent-style-name="Standard">
      <style:text-properties fo:font-style="italic" fo:font-weight="normal" officeooo:rsid="0013f700" officeooo:paragraph-rsid="0013f700" style:font-style-asian="italic" style:font-weight-asian="normal" style:font-style-complex="italic" style:font-weight-complex="normal"/>
    </style:style>
    <style:style style:name="P6" style:family="paragraph" style:parent-style-name="Standard">
      <style:text-properties fo:font-style="italic" fo:font-weight="normal" officeooo:rsid="0014f2f5" officeooo:paragraph-rsid="0014f2f5" style:font-style-asian="italic" style:font-weight-asian="normal" style:font-style-complex="italic" style:font-weight-complex="normal"/>
    </style:style>
    <style:style style:name="P7" style:family="paragraph" style:parent-style-name="Standard">
      <style:text-properties fo:font-style="italic" fo:font-weight="normal" officeooo:rsid="00182231" officeooo:paragraph-rsid="00182231" style:font-style-asian="italic" style:font-weight-asian="normal" style:font-style-complex="italic" style:font-weight-complex="normal"/>
    </style:style>
    <style:style style:name="P8" style:family="paragraph" style:parent-style-name="Standard">
      <style:text-properties fo:font-style="italic" fo:font-weight="normal" officeooo:rsid="0019c75a" officeooo:paragraph-rsid="0019c75a" style:font-style-asian="italic" style:font-weight-asian="normal" style:font-style-complex="italic" style:font-weight-complex="normal"/>
    </style:style>
    <style:style style:name="P9" style:family="paragraph" style:parent-style-name="Standard">
      <style:text-properties fo:font-style="italic" fo:font-weight="normal" officeooo:rsid="0020c4dd" officeooo:paragraph-rsid="0020c4dd" style:font-style-asian="italic" style:font-weight-asian="normal" style:font-style-complex="italic" style:font-weight-complex="normal"/>
    </style:style>
    <style:style style:name="P10" style:family="paragraph" style:parent-style-name="Standard">
      <style:text-properties fo:font-style="normal" fo:font-weight="bold" officeooo:rsid="00182231" officeooo:paragraph-rsid="00182231" style:font-style-asian="normal" style:font-weight-asian="bold" style:font-style-complex="normal" style:font-weight-complex="bold"/>
    </style:style>
    <style:style style:name="T1" style:family="text">
      <style:text-properties officeooo:rsid="0010d2aa"/>
    </style:style>
    <style:style style:name="T2" style:family="text">
      <style:text-properties officeooo:rsid="001240a0"/>
    </style:style>
    <style:style style:name="T3" style:family="text">
      <style:text-properties officeooo:rsid="0013f700"/>
    </style:style>
    <style:style style:name="T4" style:family="text">
      <style:text-properties officeooo:rsid="00165138"/>
    </style:style>
    <style:style style:name="T5" style:family="text">
      <style:text-properties officeooo:rsid="0019c75a"/>
    </style:style>
    <style:style style:name="T6" style:family="text">
      <style:text-properties officeooo:rsid="001b70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rrection: Call Of The Blood</text:p>
      <text:p text:style-name="P1"/>
      <text:p text:style-name="P1">Introduction</text:p>
      <text:p text:style-name="P2"><text:span text:style-name="T2">There is a</text:span> dangerous <text:span text:style-name="T2">and </text:span>nerv-recking day behind you. You just want to process all the information and think about how to proceed from here. <text:span text:style-name="T1">Y</text:span>ou leave the crypta, <text:span text:style-name="T1">very tired, and soon after also that spooky house.</text:span></text:p>
      <text:p text:style-name="P3">You decide to take quarters in the missing doctors‘ house. Perhaps it will be possible to find new clues there. You cannot image that <text:span text:style-name="T2">you have already seen every clue the doctor had found out.</text:span></text:p>
      <text:p text:style-name="P4">The sun is already rising over the horizon as you reach the house of the Livingwoods. You can still feel the last night heavy in your bones, when you notice that the door <text:span text:style-name="T3">in front of you </text:span>isn‘t locked anymore.</text:p>
      <text:p text:style-name="P5">You become really tired right now of always getting into the next disaster. Because what else should lurk behind this door? When you started the day before, the door was firmly locked. You were here <text:s/>before you went out in search of the missing people and noticing was out of the ordinary then. Some must‘ve been here in the meantime.</text:p>
      <text:p text:style-name="P6">Uneasily you <text:span text:style-name="T4">glance</text:span> at each other. </text:p>
      <text:p text:style-name="P6">„Let‘s go in already. There is no use waiting here for something bad to happen.“</text:p>
      <text:p text:style-name="P6">Your collective sigh<text:span text:style-name="T4">s</text:span> <text:span text:style-name="T4">are</text:span> filling the cold air. This was enough excitement for one day for sure. But evil never sleeps … so you won‘t sleep either.</text:p>
      <text:p text:style-name="P6">The rising sun on your backs <text:span text:style-name="T4">you pull yourself together and push the door open. Though you feel uneasy at the thought to walk into the house of two missing persons, you make your first step…</text:span></text:p>
      <text:p text:style-name="P6"/>
      <text:p text:style-name="P10">What happend before…</text:p>
      <text:p text:style-name="P7">A soon as you take quarter in the Livingwoods‘ house, you take a look back at the past events…</text:p>
      <text:p text:style-name="P7">Not too long ago your mission was just about one missing person. But soon after, the husband of that person disappeared too. You found one of the last appointments in her calender: Mrs. Livingwood was regularly visiting a notorious medium because just was a believer in this kind of superstitious nonsense.</text:p>
      <text:p text:style-name="P7">In search of the missing Dr. Livingwood you went near this womans decaying estate - <text:s/><text:span text:style-name="T5">finally </text:span>you even followed her inside, <text:span text:style-name="T5">in the hopes of making contact to the creature that last spoke to the missing doctor.</text:span></text:p>
      <text:p text:style-name="P8">You soon noticed that there was something wrong… the wine bottle filled with blood, the countless monster that put themselves in your way, and last but not least the strange Madame Crandon herself. <text:span text:style-name="T6">A chill was crawling through your bones when you found the half-dead Dr. Livingwood on the blood witches kitchen floor. When all that was over the doctor was brought to the hospital.</text:span></text:p>
      <text:p text:style-name="P8"/>
      <text:p text:style-name="P9">tb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2:40:42.643659031</meta:creation-date>
    <dc:date>2019-07-12T16:08:30.978374618</dc:date>
    <meta:editing-duration>PT3H51M8S</meta:editing-duration>
    <meta:editing-cycles>21</meta:editing-cycles>
    <meta:generator>LibreOffice/6.2.4.2$Linux_X86_64 LibreOffice_project/20$Build-2</meta:generator>
    <meta:document-statistic meta:table-count="0" meta:image-count="0" meta:object-count="0" meta:page-count="1" meta:paragraph-count="16" meta:word-count="439" meta:character-count="2453" meta:non-whitespace-character-count="2027"/>
  </office:meta>
</office:document-meta>
</file>